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wicklung webbasierter Anwendungen Praktikum 1:</text:p>
      <text:p text:style-name="Standard"/>
      <text:p text:style-name="Standard">User Stories:</text:p>
      <text:p text:style-name="Standard"/>
      <text:p text:style-name="Standard"><text:span text:style-name="T1">Warenkorb füllen:</text:span> <text:s/>Der Kunde will, dass Pizzen in den Warenkorb übernommen werden, wenn er auf die gewünschten Pizzasymbole klickt, damit er seine Bestellung durchführen kann. Der aktuelle Preis wird dann sofort angezeigt.</text:p>
      <text:p text:style-name="Standard"/>
      <text:p text:style-name="Standard">Test: <text:s/>Es werden durch Mausklicks auf die Pizzasymbole 2 Tonno 3 Margharita und 1 Spinatpizza bestellt. Die Pizzen sind im Warenkorb und kosten 25,50€.</text:p>
      <text:p text:style-name="Standard"/>
      <text:p text:style-name="Standard"/>
      <text:p text:style-name="P1">Warenkorb löschen:<text:span text:style-name="T2"> Der Kunde will, dass ein oder alle Artikel aus dem Warenkorb gelöscht werden, wenn er auf die entsprechenden Buttons klickt, damit er seine Bestellung/en rückgängig machen kann. Der Preis wird dementsprechend aktualisiert.</text:span></text:p>
      <text:p text:style-name="P2"/>
      <text:p text:style-name="P2">Test 1: Im Warenkorb befinden sich 2 Tonno, 3 Margharita und 1 Spinatpizza. Der Preis ist 25,50€. Die Spinatpizza wird markiert und es wird auf “Artikel löschen” geklickt. Der Preis aktualisiert sich auf 19€ und die Spinatpizza verschwindet aus dem Warenkorb.</text:p>
      <text:p text:style-name="P2"/>
      <text:p text:style-name="P2">Test 2: Im Warenkorb befinden sich 2 Tonno und 3 Margharita Pizzen. Der Preis ist 19€. Es wird auf “alle Artikel löschen” geklickt. Alle Artikel verschwinden aus dem Warenkorb und der Preis aktualisiert sich dementsprechend.</text:p>
      <text:p text:style-name="P2"/>
      <text:p text:style-name="P1">Bestellen:<text:span text:style-name="T2"> Der Kunde will, dass seine Bestellung in Auftrag gegeben wird, wenn er seine Adresse in das Adressfeld eingibt und auf “bestellen” klickt. </text:span></text:p>
      <text:p text:style-name="P2"/>
      <text:p text:style-name="P2">Test 1: Der Kunde hat x Artikel im Warenkorb und klickt auf “bestellen”, auf der Seite “Meine Bestellung” erscheint nun seine aktuelle Bestellung mit Einzelheiten (Was wurde bestellt, Preis, Status der Bestellung und evtl. Lieferzeit).</text:p>
      <text:p text:style-name="P2"/>
      <text:p text:style-name="P1">Status ändern (Pizzabäcker):<text:span text:style-name="T2"> Der Pizzabäcker will, dass er auf die Radiobuttons drücken kann, damit sich der aktuelle Status der Bestellung ändert. </text:span><text:span text:style-name="T4">Vom Fahrer auf “unterwegs” gestellte Bestellungen/Pizzen, verschwinden aus der Liste des Bäckers.</text:span></text:p>
      <text:p text:style-name="P2"/>
      <text:p text:style-name="P2">Test 1: Es wurden vom Kunden 3 Pizzen x,y,z bestellt. Der Pizzabäcker nahm sich der Bestellung an, eine Pizza x befindet sich noch im Ofen. Pizza y und z sind bereit fertig gebacken. Der Pizzabäcker ändert nun den Status von Pizza x auf “im Ofen” und den Status von Pizza y und z zu “fertig”.</text:p>
      <text:p text:style-name="P2"/>
      <text:p text:style-name="P2">Test 2: Die Pizzas x, y und z sind vom Bäcker mithilfe der Radiobuttons auf “fertig” gestellt worden. Der Fahrer nimmt die Bestellung entgegen, ändert den Status der Pizzen auf seiner Übersicht auf “unterwegs”. Die Pizzen x,y,z <text:s/>verschwinden aus der Übersicht des Bäckers.</text:p>
      <text:p text:style-name="P2"/>
      <text:p text:style-name="P1">Status ändern (Fahrer):<text:span text:style-name="T2"> Der Fahrer will, wenn er seine Statusseite <text:s/>aufruft eine Übersicht der aktuellen fertigen Pizzen (Bestellungen), Namen, Adresse des Kunden <text:s/>und den Preis angezeigt bekommen, sowie mithilfe von Radiobuttons den Status der jeweiligen Bestellung ändern können. </text:span></text:p>
      <text:p text:style-name="P1"/>
      <text:p text:style-name="P2">Test 1: Der Fahrer möchte Pizza x,y,z ausliefern. Er öffnet seine Statusseite, ändert die entsprechende Bestellung von “fertig” auf “unterwegs” und fährt los.</text:p>
      <text:p text:style-name="P1"><text:soft-page-break/>Status ändern, ausgeliefert (Fahrer):</text:p>
      <text:p text:style-name="P1"/>
      <text:p text:style-name="P2">Der Fahrer will, wenn er seine Statusseite aufruft die ausgelieferten Bestellungen auf “ausgeliefert” mittels der Radiobuttons setzen, damit er die Bestellung beenden kann.</text:p>
      <text:p text:style-name="P2"/>
      <text:p text:style-name="P2">Test 1: Der Fahrer öffnet seine Statusseite und stellt die soeben ausgelieferte Bestellung auf “ausgeliefert”. Die besagte Bestellung verschwindet von seiner Übersicht.</text:p>
      <text:p text:style-name="P2"/>
      <text:p text:style-name="P2"/>
      <text:p text:style-name="P1">Funktionale Anforderungen: <text:s/>(Was)</text:p>
      <text:p text:style-name="P1"/>
      <text:list xml:id="list5502131640232020689" text:style-name="L1">
        <text:list-item>
          <text:p text:style-name="P5">Das System soll dazu in der Lage sein, die Bestellung eines Kunden entgegenzunehmen und diese zum Pizzabäcker weiterzuleiten.</text:p>
        </text:list-item>
        <text:list-item>
          <text:p text:style-name="P5">Der Kunde soll seine Bestellung ändern können (Artikel aus dem Warenkorb löschen). </text:p>
        </text:list-item>
        <text:list-item>
          <text:p text:style-name="P5">Desweiteren soll es dem Kunden möglich sein, den Status seiner Bestellung jederzeit abzufragen. </text:p>
        </text:list-item>
        <text:list-item>
          <text:p text:style-name="P5">Das System muss dem Pizzabäcker erlauben, den Status der Pizzen zu ändern.</text:p>
        </text:list-item>
        <text:list-item>
          <text:p text:style-name="P5">Das System muss dem Fahrer erlauben, den Status der Bestellung zu ändern.</text:p>
        </text:list-item>
        <text:list-item>
          <text:p text:style-name="P5">Das System soll dem Kunden jederzeit während der Aufnahme der Bestellung, den aktuellen Preis anzeigen.</text:p>
        </text:list-item>
        <text:list-item>
          <text:p text:style-name="P5">Die Speisekarte des Systems soll auf triviale Art und Weise erweiterbar sein. (es soll keine Neuprogrammierung von Nöten sein.)</text:p>
        </text:list-item>
        <text:list-item>
          <text:p text:style-name="P5">Der Kunde sieht nur <text:span text:style-name="T3">seine eigene</text:span><text:span text:style-name="T5"> Bestellung</text:span></text:p>
        </text:list-item>
      </text:list>
      <text:p text:style-name="P3"/>
      <text:p text:style-name="P4">Nicht-funktionale Anforderungen: (Wie)</text:p>
      <text:p text:style-name="P4"/>
      <text:list xml:id="list4639845696236356238" text:style-name="L2">
        <text:list-item>
          <text:p text:style-name="P6">Das System soll fehlerfrei und absturzsicher arbeiten.</text:p>
        </text:list-item>
        <text:list-item>
          <text:p text:style-name="P6">Das System ist barrierefrei (z.B auch auf dem Handy aufrufbar oder evtl. Text to Speech Plugin unterstützen (für Blinde))</text:p>
        </text:list-item>
        <text:list-item>
          <text:p text:style-name="P6">Das System soll plattformunabhängig sein.</text:p>
        </text:list-item>
        <text:list-item>
          <text:p text:style-name="P6">Das System soll einfach gestaltet und genauso einfach zu nutzen sein.</text:p>
        </text:list-item>
        <text:list-item>
          <text:p text:style-name="P6">Das System soll den jeweiligen Status zwischen Bestellstatus, Bäcker und Fahrer teilen/syncronisieren. (d.h ändert sich der Status der Pizza beim Pizzabäcker, soll sich auch der Status beim Kunden/Fahrer ändern).</text:p>
        </text:list-item>
      </text:list>
      <text:p text:style-name="P3"/>
      <text:p text:style-name="P3"/>
      <text:p text:style-name="P3"/>
      <text:p text:style-name="P3">Inkonsistenzen/Fragen:</text:p>
      <text:p text:style-name="P3"/>
      <text:p text:style-name="P3">Login für Mitarbeiter? (Kunde darf verständlicherweise nicht die Übersicht des Bäckers/des Fahrers sehen.</text:p>
      <text:p text:style-name="P3">Was ist mit “automatisch” den Status ändern gemeint? (synchon mit den anderen Seiten?)</text:p>
      <text:p text:style-name="P3">Zahlungssystem?</text:p>
      <text:p text:style-name="P3"/>
      <text:p text:style-name="P2"/>
      <text:p text:style-name="P2"/>
      <text:p text:style-name="P2"/>
      <text:p text:style-name="P2"/>
      <text:p text:style-name="Standard"><text:soft-page-break/>Commi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sten </meta:initial-creator>
    <meta:creation-date>2017-04-10T18:32:03.57</meta:creation-date>
    <dc:date>2018-11-17T01:55:56.93</dc:date>
    <meta:editing-duration>PT2H20M31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3" meta:paragraph-count="37" meta:word-count="700" meta:character-count="4714"/>
  </office:meta>
</office:document-meta>
</file>